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Tahoma, Helvetica, FreeSans, sans-serif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938in" fo:margin-left="0.0271in" table:align="left"/>
    </style:style>
    <style:style style:name="Table1.A" style:family="table-column">
      <style:table-column-properties style:column-width="3.4375in"/>
    </style:style>
    <style:style style:name="Table1.B" style:family="table-column">
      <style:table-column-properties style:column-width="3.45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Liberation Serif" fo:font-size="12pt" officeooo:rsid="000e4f8e" officeooo:paragraph-rsid="000e4f8e" style:font-size-asian="12pt" style:font-size-complex="12pt"/>
    </style:style>
    <style:style style:name="P2" style:family="paragraph" style:parent-style-name="Table_20_Contents">
      <style:text-properties fo:color="#000000" style:font-name="Liberation Serif" fo:font-size="12pt" officeooo:rsid="000e4f8e" officeooo:paragraph-rsid="000e4f8e" style:font-size-asian="12pt" style:font-size-complex="12pt"/>
    </style:style>
    <style:style style:name="P3" style:family="paragraph" style:parent-style-name="Table_20_Contents">
      <style:text-properties fo:color="#000000" style:font-name="Liberation Serif" fo:font-size="12pt" officeooo:paragraph-rsid="000e4f8e" style:font-size-asian="12pt" style:font-size-complex="12pt"/>
    </style:style>
    <style:style style:name="P4" style:family="paragraph" style:parent-style-name="Table_20_Contents">
      <style:text-properties fo:color="#000000" style:font-name="Liberation Serif" fo:font-size="12pt" officeooo:paragraph-rsid="000e9aec" style:font-size-asian="12pt" style:font-size-complex="12pt"/>
    </style:style>
    <style:style style:name="P5" style:family="paragraph" style:parent-style-name="Table_20_Contents">
      <style:text-properties fo:color="#000000" style:font-name="Liberation Serif" fo:font-size="12pt" officeooo:paragraph-rsid="00106f97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Liberation Serif" fo:font-size="12pt" fo:font-weight="bold" officeooo:rsid="000e4f8e" officeooo:paragraph-rsid="000e4f8e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font-name="Liberation Serif" fo:font-size="12pt" officeooo:rsid="000e4f8e" officeooo:paragraph-rsid="000e4f8e" style:font-size-asian="12pt" style:font-size-complex="12pt"/>
    </style:style>
    <style:style style:name="P8" style:family="paragraph" style:parent-style-name="Standard">
      <style:text-properties fo:color="#000000" style:font-name="Liberation Serif" fo:font-size="12pt" officeooo:rsid="00118273" officeooo:paragraph-rsid="00118273" style:font-size-asian="12pt" style:font-size-complex="12pt"/>
    </style:style>
    <style:style style:name="P9" style:family="paragraph" style:parent-style-name="Standard" style:list-style-name="L1">
      <style:text-properties fo:color="#000000" style:font-name="Liberation Serif" fo:font-size="12pt" officeooo:rsid="00118273" officeooo:paragraph-rsid="00118273" style:font-size-asian="12pt" style:font-size-complex="12pt"/>
    </style:style>
    <style:style style:name="T1" style:family="text">
      <style:text-properties officeooo:rsid="000e4f8e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e4f8e"/>
    </style:style>
    <style:style style:name="T4" style:family="text">
      <style:text-properties fo:font-variant="normal" fo:text-transform="none" fo:letter-spacing="normal" fo:font-style="normal" fo:font-weight="normal" officeooo:rsid="000e9aec"/>
    </style:style>
    <style:style style:name="T5" style:family="text">
      <style:text-properties fo:font-variant="normal" fo:text-transform="none" fo:letter-spacing="normal" fo:font-style="normal" fo:font-weight="normal" officeooo:rsid="00106f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- State the basic difference between an interface and an abstract class.</text:p>
      <text:p text:style-name="P1">Ans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INTERFACE</text:p>
          </table:table-cell>
          <table:table-cell table:style-name="Table1.B1" office:value-type="string">
            <text:p text:style-name="P6">ABSTRACT CLASS</text:p>
          </table:table-cell>
        </table:table-row>
        <table:table-row>
          <table:table-cell table:style-name="Table1.A2" office:value-type="string">
            <text:p text:style-name="P3"><text:span text:style-name="T1">1. </text:span><text:span text:style-name="T2">Interfaces </text:span><text:span text:style-name="T3">doesn’t have non abstract methods.</text:span></text:p>
          </table:table-cell>
          <table:table-cell table:style-name="Table1.B2" office:value-type="string">
            <text:p text:style-name="P3"><text:span text:style-name="T1">1. Abstract classes </text:span><text:span text:style-name="T2">contains abstract methods and non abstract methods.</text:span> </text:p>
          </table:table-cell>
        </table:table-row>
        <table:table-row>
          <table:table-cell table:style-name="Table1.A2" office:value-type="string">
            <text:p text:style-name="P4"><text:span text:style-name="T1">2. </text:span><text:span text:style-name="T2">It doesn’t have constructor.</text:span></text:p>
          </table:table-cell>
          <table:table-cell table:style-name="Table1.B2" office:value-type="string">
            <text:p text:style-name="P3"><text:span text:style-name="T1">2. </text:span><text:span text:style-name="T2">It may contain constructor.</text:span></text:p>
          </table:table-cell>
        </table:table-row>
        <table:table-row>
          <table:table-cell table:style-name="Table1.A2" office:value-type="string">
            <text:p text:style-name="P3"><text:span text:style-name="T1">3. </text:span><text:span text:style-name="T2">Interfaces doesn’t have variables.</text:span></text:p>
          </table:table-cell>
          <table:table-cell table:style-name="Table1.B2" office:value-type="string">
            <text:p text:style-name="P5"><text:span text:style-name="T1">3. </text:span><text:span text:style-name="T2">Abstract class</text:span><text:span text:style-name="T5">es</text:span><text:span text:style-name="T2"> </text:span><text:span text:style-name="T5">may contain</text:span><text:span text:style-name="T2"> variables.</text:span></text:p>
          </table:table-cell>
        </table:table-row>
        <table:table-row>
          <table:table-cell table:style-name="Table1.A2" office:value-type="string">
            <text:p text:style-name="P3"><text:span text:style-name="T1">4. </text:span><text:span text:style-name="T2">Methods of interfaces doesn’t have access modifiers(Public private etc).</text:span></text:p>
          </table:table-cell>
          <table:table-cell table:style-name="Table1.B2" office:value-type="string">
            <text:p text:style-name="P2">4. <text:s/><text:span text:style-name="T2">Methods of </text:span><text:span text:style-name="T4">abstract classes</text:span><text:span text:style-name="T2"> have access modifiers.</text:span></text:p>
          </table:table-cell>
        </table:table-row>
      </table:table>
      <text:p text:style-name="P1"/>
      <text:p text:style-name="P8">Q- State the difference between Database methods for DML and basic DML statements.</text:p>
      <text:p text:style-name="P8">Ans: Basic difference between DML statements and Database methods is:</text:p>
      <text:p text:style-name="P8"/>
      <text:list xml:id="list2120374373328377017" text:style-name="L1">
        <text:list-item>
          <text:p text:style-name="P9"><text:s/>When we use DML statements like simple Insert, it can insert either all the records or no records at all. Partial success is not possible.</text:p>
          <text:p text:style-name="P9"/>
        </text:list-item>
        <text:list-item>
          <text:p text:style-name="P9"><text:s/>But when we use database methods like Database.insert(listname,false),partial success is possible in this case. i.e. if there we are inserting 10 records and there is error in one record then 9 records will be inserted and one of them will face failure.</text:p>
          <text:p text:style-name="P9"/>
        </text:list-item>
        <text:list-item>
          <text:p text:style-name="P9">While Database.insert(listname,true) Operates same like simple insert DML i.e no partial success possib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Tahoma, Helvetica, FreeSans, sans-serif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7:20:30.764000000</meta:creation-date>
    <dc:date>2017-06-09T13:09:56.862000000</dc:date>
    <meta:editing-duration>PT6M14S</meta:editing-duration>
    <meta:editing-cycles>3</meta:editing-cycles>
    <meta:generator>LibreOffice/5.1.2.2$Windows_x86 LibreOffice_project/d3bf12ecb743fc0d20e0be0c58ca359301eb705f</meta:generator>
    <meta:document-statistic meta:table-count="1" meta:image-count="0" meta:object-count="0" meta:page-count="1" meta:paragraph-count="19" meta:word-count="180" meta:character-count="1144" meta:non-whitespace-character-count="982"/>
  </office:meta>
</office:document-meta>
</file>